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2.868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6.735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3.956cm"/>
    </style:style>
    <style:style style:name="co20" style:family="table-column">
      <style:table-column-properties fo:break-before="auto" style:column-width="4.311cm"/>
    </style:style>
    <style:style style:name="co21" style:family="table-column">
      <style:table-column-properties fo:break-before="auto" style:column-width="6.57cm"/>
    </style:style>
    <style:style style:name="co5" style:family="table-column">
      <style:table-column-properties fo:break-before="auto" style:column-width="2.023cm"/>
    </style:style>
    <style:style style:name="co22" style:family="table-column">
      <style:table-column-properties fo:break-before="auto" style:column-width="2.295cm"/>
    </style:style>
    <style:style style:name="co23" style:family="table-column">
      <style:table-column-properties fo:break-before="auto" style:column-width="1.342cm"/>
    </style:style>
    <style:style style:name="co24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6.87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4.909cm"/>
    </style:style>
    <style:style style:name="co31" style:family="table-column">
      <style:table-column-properties fo:break-before="auto" style:column-width="2.949cm"/>
    </style:style>
    <style:style style:name="co32" style:family="table-column">
      <style:table-column-properties fo:break-before="auto" style:column-width="1.752cm"/>
    </style:style>
    <style:style style:name="co33" style:family="table-column">
      <style:table-column-properties fo:break-before="auto" style:column-width="3.902cm"/>
    </style:style>
    <style:style style:name="co34" style:family="table-column">
      <style:table-column-properties fo:break-before="auto" style:column-width="7.251cm"/>
    </style:style>
    <style:style style:name="co35" style:family="table-column">
      <style:table-column-properties fo:break-before="auto" style:column-width="5.673cm"/>
    </style:style>
    <style:style style:name="co36" style:family="table-column">
      <style:table-column-properties fo:break-before="auto" style:column-width="6.6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 style:data-style-name="N1"/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table table:name="Product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3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Наименование продукции</text:p>
          </table:table-cell>
          <table:table-cell table:style-name="ce11" office:value-type="string" calcext:value-type="string">
            <text:p>Тип продукции</text:p>
          </table:table-cell>
          <table:table-cell table:style-name="ce11" office:value-type="string" calcext:value-type="string">
            <text:p>Артикул</text:p>
          </table:table-cell>
          <table:table-cell table:style-name="ce11" office:value-type="string" calcext:value-type="string">
            <text:p>Описание</text:p>
          </table:table-cell>
          <table:table-cell table:style-name="ce11" office:value-type="string" calcext:value-type="string">
            <text:p>Изображение</text:p>
          </table:table-cell>
          <table:table-cell table:style-name="ce11" office:value-type="string" calcext:value-type="string">
            <text:p>Количество человек для производства</text:p>
          </table:table-cell>
          <table:table-cell table:style-name="ce11" office:value-type="string" calcext:value-type="string">
            <text:p>Номер цеха для производства</text:p>
          </table:table-cell>
          <table:table-cell table:style-name="ce12" office:value-type="string" calcext:value-type="string">
            <text:p>Минимальная стоимость для аген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олотенце 28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334385" calcext:value-type="float">
            <text:p>334385</text:p>
          </table:table-cell>
          <table:table-cell/>
          <table:table-cell office:value-type="string" calcext:value-type="string">
            <text:p>\products\paper_20.jpe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208" calcext:value-type="float">
            <text:p>9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бор 24М Дыня</text:p>
          </table:table-cell>
          <table:table-cell office:value-type="float" office:value="2" calcext:value-type="float">
            <text:p>2</text:p>
          </table:table-cell>
          <table:table-cell office:value-type="float" office:value="337632" calcext:value-type="float">
            <text:p>33763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бор 9М Бриз</text:p>
          </table:table-cell>
          <table:table-cell office:value-type="float" office:value="2" calcext:value-type="float">
            <text:p>2</text:p>
          </table:table-cell>
          <table:table-cell office:value-type="float" office:value="259548" calcext:value-type="float">
            <text:p>2595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Набор 50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278721" calcext:value-type="float">
            <text:p>2787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220" calcext:value-type="float">
            <text:p>14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олотенце 24М Дыня</text:p>
          </table:table-cell>
          <table:table-cell office:value-type="float" office:value="2" calcext:value-type="float">
            <text:p>2</text:p>
          </table:table-cell>
          <table:table-cell office:value-type="float" office:value="264493" calcext:value-type="float">
            <text:p>26449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479" calcext:value-type="float">
            <text:p>104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Бумага 21М Дыня</text:p>
          </table:table-cell>
          <table:table-cell office:value-type="float" office:value="4" calcext:value-type="float">
            <text:p>4</text:p>
          </table:table-cell>
          <table:table-cell office:value-type="float" office:value="366160" calcext:value-type="float">
            <text:p>366160</text:p>
          </table:table-cell>
          <table:table-cell/>
          <table:table-cell office:value-type="string" calcext:value-type="string">
            <text:p>\products\paper_2.jpe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64" calcext:value-type="float">
            <text:p>11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олотенце 37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292358" calcext:value-type="float">
            <text:p>2923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абор 6М Бриз</text:p>
          </table:table-cell>
          <table:table-cell office:value-type="float" office:value="3" calcext:value-type="float">
            <text:p>3</text:p>
          </table:table-cell>
          <table:table-cell office:value-type="float" office:value="289779" calcext:value-type="float">
            <text:p>2897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154" calcext:value-type="float">
            <text:p>14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Бумага 37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442634" calcext:value-type="float">
            <text:p>442634</text:p>
          </table:table-cell>
          <table:table-cell/>
          <table:table-cell office:value-type="string" calcext:value-type="string">
            <text:p>\products\paper_14.jpe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664" calcext:value-type="float">
            <text:p>12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Набор 41М Дыня</text:p>
          </table:table-cell>
          <table:table-cell office:value-type="float" office:value="3" calcext:value-type="float">
            <text:p>3</text:p>
          </table:table-cell>
          <table:table-cell office:value-type="float" office:value="385037" calcext:value-type="float">
            <text:p>385037</text:p>
          </table:table-cell>
          <table:table-cell/>
          <table:table-cell office:value-type="string" calcext:value-type="string">
            <text:p>\products\paper_21.jpeg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Бумага 26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444337" calcext:value-type="float">
            <text:p>444337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Бумага 50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454479" calcext:value-type="float">
            <text:p>4544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абор 25М Бриз</text:p>
          </table:table-cell>
          <table:table-cell office:value-type="float" office:value="3" calcext:value-type="float">
            <text:p>3</text:p>
          </table:table-cell>
          <table:table-cell office:value-type="float" office:value="434113" calcext:value-type="float">
            <text:p>43411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047" calcext:value-type="float">
            <text:p>130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Бумага 32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79800" calcext:value-type="float">
            <text:p>3798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олотенце 41М Дыня</text:p>
          </table:table-cell>
          <table:table-cell office:value-type="float" office:value="3" calcext:value-type="float">
            <text:p>3</text:p>
          </table:table-cell>
          <table:table-cell office:value-type="float" office:value="239349" calcext:value-type="float">
            <text:p>2393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Бумага 9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446348" calcext:value-type="float">
            <text:p>4463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68" calcext:value-type="float">
            <text:p>135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Бумага 3М Бриз</text:p>
          </table:table-cell>
          <table:table-cell office:value-type="float" office:value="2" calcext:value-type="float">
            <text:p>2</text:p>
          </table:table-cell>
          <table:table-cell office:value-type="float" office:value="260492" calcext:value-type="float">
            <text:p>2604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78" calcext:value-type="float">
            <text:p>82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Бумага 5М Дыня</text:p>
          </table:table-cell>
          <table:table-cell office:value-type="float" office:value="3" calcext:value-type="float">
            <text:p>3</text:p>
          </table:table-cell>
          <table:table-cell office:value-type="float" office:value="256862" calcext:value-type="float">
            <text:p>256862</text:p>
          </table:table-cell>
          <table:table-cell/>
          <table:table-cell office:value-type="string" calcext:value-type="string">
            <text:p>\products\paper_5.jpe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Полотенце 16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259488" calcext:value-type="float">
            <text:p>2594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95" calcext:value-type="float">
            <text:p>100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Бумага 44М Бриз</text:p>
          </table:table-cell>
          <table:table-cell office:value-type="float" office:value="3" calcext:value-type="float">
            <text:p>3</text:p>
          </table:table-cell>
          <table:table-cell office:value-type="float" office:value="422185" calcext:value-type="float">
            <text:p>4221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Набор 19М Дыня</text:p>
          </table:table-cell>
          <table:table-cell office:value-type="float" office:value="4" calcext:value-type="float">
            <text:p>4</text:p>
          </table:table-cell>
          <table:table-cell office:value-type="float" office:value="382063" calcext:value-type="float">
            <text:p>3820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Бумага 29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334943" calcext:value-type="float">
            <text:p>3349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Полотенце 27М Дыня</text:p>
          </table:table-cell>
          <table:table-cell office:value-type="float" office:value="2" calcext:value-type="float">
            <text:p>2</text:p>
          </table:table-cell>
          <table:table-cell office:value-type="float" office:value="238686" calcext:value-type="float">
            <text:p>23868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7864" calcext:value-type="float">
            <text:p>78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Набор 11М Дыня</text:p>
          </table:table-cell>
          <table:table-cell office:value-type="float" office:value="2" calcext:value-type="float">
            <text:p>2</text:p>
          </table:table-cell>
          <table:table-cell office:value-type="float" office:value="450659" calcext:value-type="float">
            <text:p>450659</text:p>
          </table:table-cell>
          <table:table-cell/>
          <table:table-cell office:value-type="string" calcext:value-type="string">
            <text:p>\products\paper_16.jpe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Полотенце 48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292206" calcext:value-type="float">
            <text:p>292206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9801" calcext:value-type="float">
            <text:p>98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Полотенце 16М Бриз</text:p>
          </table:table-cell>
          <table:table-cell office:value-type="float" office:value="1" calcext:value-type="float">
            <text:p>1</text:p>
          </table:table-cell>
          <table:table-cell office:value-type="float" office:value="418298" calcext:value-type="float">
            <text:p>4182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42" calcext:value-type="float">
            <text:p>73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Полотенце 14М Клубника</text:p>
          </table:table-cell>
          <table:table-cell office:value-type="float" office:value="2" calcext:value-type="float">
            <text:p>2</text:p>
          </table:table-cell>
          <table:table-cell office:value-type="float" office:value="309862" calcext:value-type="float">
            <text:p>309862</text:p>
          </table:table-cell>
          <table:table-cell/>
          <table:table-cell office:value-type="string" calcext:value-type="string">
            <text:p>\products\paper_17.jpe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682" calcext:value-type="float">
            <text:p>106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Полотенце 43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425641" calcext:value-type="float">
            <text:p>4256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151" calcext:value-type="float">
            <text:p>141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Набор 19М Бриз</text:p>
          </table:table-cell>
          <table:table-cell office:value-type="float" office:value="3" calcext:value-type="float">
            <text:p>3</text:p>
          </table:table-cell>
          <table:table-cell office:value-type="float" office:value="277950" calcext:value-type="float">
            <text:p>2779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962" calcext:value-type="float">
            <text:p>99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Набор 32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351062" calcext:value-type="float">
            <text:p>35106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Набор 26М Дыня</text:p>
          </table:table-cell>
          <table:table-cell office:value-type="float" office:value="2" calcext:value-type="float">
            <text:p>2</text:p>
          </table:table-cell>
          <table:table-cell office:value-type="float" office:value="279801" calcext:value-type="float">
            <text:p>2798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Бумага 15М Клубника</text:p>
          </table:table-cell>
          <table:table-cell office:value-type="float" office:value="2" calcext:value-type="float">
            <text:p>2</text:p>
          </table:table-cell>
          <table:table-cell office:value-type="float" office:value="449359" calcext:value-type="float">
            <text:p>4493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Полотенце 45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03994" calcext:value-type="float">
            <text:p>303994</text:p>
          </table:table-cell>
          <table:table-cell/>
          <table:table-cell office:value-type="string" calcext:value-type="string">
            <text:p>\products\paper_6.jpe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081" calcext:value-type="float">
            <text:p>130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Набор 50М Бриз</text:p>
          </table:table-cell>
          <table:table-cell office:value-type="float" office:value="2" calcext:value-type="float">
            <text:p>2</text:p>
          </table:table-cell>
          <table:table-cell office:value-type="float" office:value="414595" calcext:value-type="float">
            <text:p>414595</text:p>
          </table:table-cell>
          <table:table-cell/>
          <table:table-cell office:value-type="string" calcext:value-type="string">
            <text:p>\products\paper_8.jpe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Набор 16М Дыня</text:p>
          </table:table-cell>
          <table:table-cell office:value-type="float" office:value="3" calcext:value-type="float">
            <text:p>3</text:p>
          </table:table-cell>
          <table:table-cell office:value-type="float" office:value="376834" calcext:value-type="float">
            <text:p>3768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927" calcext:value-type="float">
            <text:p>119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Бумага 45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74276" calcext:value-type="float">
            <text:p>37427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605" calcext:value-type="float">
            <text:p>136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Бумага 45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400484" calcext:value-type="float">
            <text:p>40048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Бумага 16М Дыня</text:p>
          </table:table-cell>
          <table:table-cell office:value-type="float" office:value="4" calcext:value-type="float">
            <text:p>4</text:p>
          </table:table-cell>
          <table:table-cell office:value-type="float" office:value="262257" calcext:value-type="float">
            <text:p>26225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107" calcext:value-type="float">
            <text:p>91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Набор 40М Дыня</text:p>
          </table:table-cell>
          <table:table-cell office:value-type="float" office:value="3" calcext:value-type="float">
            <text:p>3</text:p>
          </table:table-cell>
          <table:table-cell office:value-type="float" office:value="346154" calcext:value-type="float">
            <text:p>3461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Бумага 33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47239" calcext:value-type="float">
            <text:p>3472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767" calcext:value-type="float">
            <text:p>137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Полотенце 45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352034" calcext:value-type="float">
            <text:p>3520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939" calcext:value-type="float">
            <text:p>119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Набор 43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443538" calcext:value-type="float">
            <text:p>4435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786" calcext:value-type="float">
            <text:p>137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Набор 34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316033" calcext:value-type="float">
            <text:p>3160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533" calcext:value-type="float">
            <text:p>135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Бумага 32М Дыня</text:p>
          </table:table-cell>
          <table:table-cell office:value-type="float" office:value="3" calcext:value-type="float">
            <text:p>3</text:p>
          </table:table-cell>
          <table:table-cell office:value-type="float" office:value="268393" calcext:value-type="float">
            <text:p>2683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Бумага 12М Бриз</text:p>
          </table:table-cell>
          <table:table-cell office:value-type="float" office:value="3" calcext:value-type="float">
            <text:p>3</text:p>
          </table:table-cell>
          <table:table-cell office:value-type="float" office:value="426804" calcext:value-type="float">
            <text:p>4268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703" calcext:value-type="float">
            <text:p>107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Полотенце 6М Ваниль</text:p>
          </table:table-cell>
          <table:table-cell office:value-type="float" office:value="2" calcext:value-type="float">
            <text:p>2</text:p>
          </table:table-cell>
          <table:table-cell office:value-type="float" office:value="324941" calcext:value-type="float">
            <text:p>3249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Полотенце 47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378723" calcext:value-type="float">
            <text:p>3787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Полотенце 15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65615" calcext:value-type="float">
            <text:p>3656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013" calcext:value-type="float">
            <text:p>130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Набор 9М Дыня</text:p>
          </table:table-cell>
          <table:table-cell office:value-type="float" office:value="3" calcext:value-type="float">
            <text:p>3</text:p>
          </table:table-cell>
          <table:table-cell office:value-type="float" office:value="440942" calcext:value-type="float">
            <text:p>4409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Набор 17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441239" calcext:value-type="float">
            <text:p>4412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863" calcext:value-type="float">
            <text:p>148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Набор 5М Бриз</text:p>
          </table:table-cell>
          <table:table-cell office:value-type="float" office:value="2" calcext:value-type="float">
            <text:p>2</text:p>
          </table:table-cell>
          <table:table-cell office:value-type="float" office:value="278382" calcext:value-type="float">
            <text:p>2783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Набор 29М Ваниль</text:p>
          </table:table-cell>
          <table:table-cell office:value-type="float" office:value="1" calcext:value-type="float">
            <text:p>1</text:p>
          </table:table-cell>
          <table:table-cell office:value-type="float" office:value="344868" calcext:value-type="float">
            <text:p>344868</text:p>
          </table:table-cell>
          <table:table-cell/>
          <table:table-cell office:value-type="string" calcext:value-type="string">
            <text:p>\products\paper_4.jpe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618" calcext:value-type="float">
            <text:p>76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Набор 31М Дыня</text:p>
          </table:table-cell>
          <table:table-cell office:value-type="float" office:value="3" calcext:value-type="float">
            <text:p>3</text:p>
          </table:table-cell>
          <table:table-cell office:value-type="float" office:value="449401" calcext:value-type="float">
            <text:p>4494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Набор 45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49802" calcext:value-type="float">
            <text:p>3498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40" calcext:value-type="float">
            <text:p>120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Бумага 13М Дыня</text:p>
          </table:table-cell>
          <table:table-cell office:value-type="float" office:value="1" calcext:value-type="float">
            <text:p>1</text:p>
          </table:table-cell>
          <table:table-cell office:value-type="float" office:value="348651" calcext:value-type="float">
            <text:p>3486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Набор 24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296007" calcext:value-type="float">
            <text:p>2960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162" calcext:value-type="float">
            <text:p>141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Набор 10М Дыня</text:p>
          </table:table-cell>
          <table:table-cell office:value-type="float" office:value="3" calcext:value-type="float">
            <text:p>3</text:p>
          </table:table-cell>
          <table:table-cell office:value-type="float" office:value="431234" calcext:value-type="float">
            <text:p>431234</text:p>
          </table:table-cell>
          <table:table-cell/>
          <table:table-cell office:value-type="string" calcext:value-type="string">
            <text:p>\products\paper_22.jpe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Бумага 12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456129" calcext:value-type="float">
            <text:p>456129</text:p>
          </table:table-cell>
          <table:table-cell/>
          <table:table-cell office:value-type="string" calcext:value-type="string">
            <text:p>\products\paper_1.jpe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Полотенце 11М Дыня</text:p>
          </table:table-cell>
          <table:table-cell office:value-type="float" office:value="4" calcext:value-type="float">
            <text:p>4</text:p>
          </table:table-cell>
          <table:table-cell office:value-type="float" office:value="400418" calcext:value-type="float">
            <text:p>400418</text:p>
          </table:table-cell>
          <table:table-cell/>
          <table:table-cell office:value-type="string" calcext:value-type="string">
            <text:p>\products\paper_25.jpe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660" calcext:value-type="float">
            <text:p>116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Набор 42М Дыня</text:p>
          </table:table-cell>
          <table:table-cell office:value-type="float" office:value="3" calcext:value-type="float">
            <text:p>3</text:p>
          </table:table-cell>
          <table:table-cell office:value-type="float" office:value="390914" calcext:value-type="float">
            <text:p>390914</text:p>
          </table:table-cell>
          <table:table-cell/>
          <table:table-cell office:value-type="string" calcext:value-type="string">
            <text:p>\products\paper_13.jpe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44" calcext:value-type="float">
            <text:p>143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Бумага 5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45239" calcext:value-type="float">
            <text:p>3452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243" calcext:value-type="float">
            <text:p>92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Набор 14М Дыня</text:p>
          </table:table-cell>
          <table:table-cell office:value-type="float" office:value="1" calcext:value-type="float">
            <text:p>1</text:p>
          </table:table-cell>
          <table:table-cell office:value-type="float" office:value="373939" calcext:value-type="float">
            <text:p>3739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Бумага 33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252485" calcext:value-type="float">
            <text:p>252485</text:p>
          </table:table-cell>
          <table:table-cell/>
          <table:table-cell office:value-type="string" calcext:value-type="string">
            <text:p>\products\paper_0.jpe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Набор 34М Клубника</text:p>
          </table:table-cell>
          <table:table-cell office:value-type="float" office:value="2" calcext:value-type="float">
            <text:p>2</text:p>
          </table:table-cell>
          <table:table-cell office:value-type="float" office:value="381110" calcext:value-type="float">
            <text:p>3811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Полотенце 14М Дыня</text:p>
          </table:table-cell>
          <table:table-cell office:value-type="float" office:value="2" calcext:value-type="float">
            <text:p>2</text:p>
          </table:table-cell>
          <table:table-cell office:value-type="float" office:value="331688" calcext:value-type="float">
            <text:p>3316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330" calcext:value-type="float">
            <text:p>10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Бумага 40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26200" calcext:value-type="float">
            <text:p>326200</text:p>
          </table:table-cell>
          <table:table-cell/>
          <table:table-cell office:value-type="string" calcext:value-type="string">
            <text:p>\products\paper_19.jpe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927" calcext:value-type="float">
            <text:p>129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Бумага 20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253218" calcext:value-type="float">
            <text:p>2532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684" calcext:value-type="float">
            <text:p>116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Бумага 50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40583" calcext:value-type="float">
            <text:p>340583</text:p>
          </table:table-cell>
          <table:table-cell/>
          <table:table-cell office:value-type="string" calcext:value-type="string">
            <text:p>\products\paper_15.jpe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Полотенце 23М Ваниль</text:p>
          </table:table-cell>
          <table:table-cell office:value-type="float" office:value="1" calcext:value-type="float">
            <text:p>1</text:p>
          </table:table-cell>
          <table:table-cell office:value-type="float" office:value="437519" calcext:value-type="float">
            <text:p>4375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Набор 8М Дыня</text:p>
          </table:table-cell>
          <table:table-cell office:value-type="float" office:value="3" calcext:value-type="float">
            <text:p>3</text:p>
          </table:table-cell>
          <table:table-cell office:value-type="float" office:value="240580" calcext:value-type="float">
            <text:p>2405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Бумага 10М Клубника</text:p>
          </table:table-cell>
          <table:table-cell office:value-type="float" office:value="2" calcext:value-type="float">
            <text:p>2</text:p>
          </table:table-cell>
          <table:table-cell office:value-type="float" office:value="275591" calcext:value-type="float">
            <text:p>275591</text:p>
          </table:table-cell>
          <table:table-cell/>
          <table:table-cell office:value-type="string" calcext:value-type="string">
            <text:p>\products\paper_7.jpe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Набор 41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281425" calcext:value-type="float">
            <text:p>281425</text:p>
          </table:table-cell>
          <table:table-cell/>
          <table:table-cell office:value-type="string" calcext:value-type="string">
            <text:p>\products\paper_23.jpe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908" calcext:value-type="float">
            <text:p>99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Набор 10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261465" calcext:value-type="float">
            <text:p>261465</text:p>
          </table:table-cell>
          <table:table-cell/>
          <table:table-cell office:value-type="string" calcext:value-type="string">
            <text:p>\products\paper_12.jpe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028" calcext:value-type="float">
            <text:p>130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Полотенце 17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09067" calcext:value-type="float">
            <text:p>309067</text:p>
          </table:table-cell>
          <table:table-cell/>
          <table:table-cell office:value-type="string" calcext:value-type="string">
            <text:p>\products\paper_24.jpe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825" calcext:value-type="float">
            <text:p>138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Полотенце 27М Ваниль</text:p>
          </table:table-cell>
          <table:table-cell office:value-type="float" office:value="2" calcext:value-type="float">
            <text:p>2</text:p>
          </table:table-cell>
          <table:table-cell office:value-type="float" office:value="278463" calcext:value-type="float">
            <text:p>278463</text:p>
          </table:table-cell>
          <table:table-cell/>
          <table:table-cell office:value-type="string" calcext:value-type="string">
            <text:p>\products\paper_10.jpe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Полотенце 50М Ваниль</text:p>
          </table:table-cell>
          <table:table-cell office:value-type="float" office:value="1" calcext:value-type="float">
            <text:p>1</text:p>
          </table:table-cell>
          <table:table-cell office:value-type="float" office:value="310212" calcext:value-type="float">
            <text:p>310212</text:p>
          </table:table-cell>
          <table:table-cell/>
          <table:table-cell office:value-type="string" calcext:value-type="string">
            <text:p>\products\paper_11.jpe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Набор 20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77042" calcext:value-type="float">
            <text:p>377042</text:p>
          </table:table-cell>
          <table:table-cell/>
          <table:table-cell office:value-type="string" calcext:value-type="string">
            <text:p>\products\paper_9.jpeg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227" calcext:value-type="float">
            <text:p>92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Полотенце 47М Дыня</text:p>
          </table:table-cell>
          <table:table-cell office:value-type="float" office:value="4" calcext:value-type="float">
            <text:p>4</text:p>
          </table:table-cell>
          <table:table-cell office:value-type="float" office:value="294441" calcext:value-type="float">
            <text:p>2944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460" calcext:value-type="float">
            <text:p>114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Бумага 29М Дыня</text:p>
          </table:table-cell>
          <table:table-cell office:value-type="float" office:value="1" calcext:value-type="float">
            <text:p>1</text:p>
          </table:table-cell>
          <table:table-cell office:value-type="float" office:value="332522" calcext:value-type="float">
            <text:p>332522</text:p>
          </table:table-cell>
          <table:table-cell/>
          <table:table-cell office:value-type="string" calcext:value-type="string">
            <text:p>\products\paper_18.jpe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Полотенце 44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357053" calcext:value-type="float">
            <text:p>3570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Полотенце 7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397143" calcext:value-type="float">
            <text:p>3971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Бумага 49М Бриз</text:p>
          </table:table-cell>
          <table:table-cell office:value-type="float" office:value="1" calcext:value-type="float">
            <text:p>1</text:p>
          </table:table-cell>
          <table:table-cell office:value-type="float" office:value="414339" calcext:value-type="float">
            <text:p>4143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786" calcext:value-type="float">
            <text:p>107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Полотенце 7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50515" calcext:value-type="float">
            <text:p>35051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Полотенце 25М Бриз</text:p>
          </table:table-cell>
          <table:table-cell office:value-type="float" office:value="1" calcext:value-type="float">
            <text:p>1</text:p>
          </table:table-cell>
          <table:table-cell office:value-type="float" office:value="258695" calcext:value-type="float">
            <text:p>2586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Полотенце 17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403054" calcext:value-type="float">
            <text:p>4030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Бумага 14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10507" calcext:value-type="float">
            <text:p>3105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Набор 40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53930" calcext:value-type="float">
            <text:p>3539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767" calcext:value-type="float">
            <text:p>127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Набор 22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360424" calcext:value-type="float">
            <text:p>3604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524" calcext:value-type="float">
            <text:p>135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Бумага 13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49861" calcext:value-type="float">
            <text:p>3498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Бумага 7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290729" calcext:value-type="float">
            <text:p>290729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6934" calcext:value-type="float">
            <text:p>69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Набор 24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374263" calcext:value-type="float">
            <text:p>3742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Набор 43М Дыня</text:p>
          </table:table-cell>
          <table:table-cell office:value-type="float" office:value="1" calcext:value-type="float">
            <text:p>1</text:p>
          </table:table-cell>
          <table:table-cell office:value-type="float" office:value="330360" calcext:value-type="float">
            <text:p>3303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Полотенце 33М Бриз</text:p>
          </table:table-cell>
          <table:table-cell office:value-type="float" office:value="4" calcext:value-type="float">
            <text:p>4</text:p>
          </table:table-cell>
          <table:table-cell office:value-type="float" office:value="297840" calcext:value-type="float">
            <text:p>2978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Набор 12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49614" calcext:value-type="float">
            <text:p>349614</text:p>
          </table:table-cell>
          <table:table-cell/>
          <table:table-cell office:value-type="string" calcext:value-type="string">
            <text:p>\products\paper_3.jpe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Бумага 38М Ваниль</text:p>
          </table:table-cell>
          <table:table-cell office:value-type="float" office:value="1" calcext:value-type="float">
            <text:p>1</text:p>
          </table:table-cell>
          <table:table-cell office:value-type="float" office:value="416066" calcext:value-type="float">
            <text:p>41606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2175" calcext:value-type="float">
            <text:p>121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Бумага 20М Бриз</text:p>
          </table:table-cell>
          <table:table-cell office:value-type="float" office:value="3" calcext:value-type="float">
            <text:p>3</text:p>
          </table:table-cell>
          <table:table-cell office:value-type="float" office:value="285792" calcext:value-type="float">
            <text:p>2857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370" calcext:value-type="float">
            <text:p>143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Бумага 28М Дыня</text:p>
          </table:table-cell>
          <table:table-cell office:value-type="float" office:value="3" calcext:value-type="float">
            <text:p>3</text:p>
          </table:table-cell>
          <table:table-cell office:value-type="float" office:value="298632" calcext:value-type="float">
            <text:p>29863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4671" calcext:value-type="float">
            <text:p>146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Бумага 10М Дыня</text:p>
          </table:table-cell>
          <table:table-cell office:value-type="float" office:value="3" calcext:value-type="float">
            <text:p>3</text:p>
          </table:table-cell>
          <table:table-cell office:value-type="float" office:value="446103" calcext:value-type="float">
            <text:p>4461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975" calcext:value-type="float">
            <text:p>139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Набор 22М Бриз</text:p>
          </table:table-cell>
          <table:table-cell office:value-type="float" office:value="3" calcext:value-type="float">
            <text:p>3</text:p>
          </table:table-cell>
          <table:table-cell office:value-type="float" office:value="443382" calcext:value-type="float">
            <text:p>4433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Набор 18М Ваниль</text:p>
          </table:table-cell>
          <table:table-cell office:value-type="float" office:value="1" calcext:value-type="float">
            <text:p>1</text:p>
          </table:table-cell>
          <table:table-cell office:value-type="float" office:value="331270" calcext:value-type="float">
            <text:p>3312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171" calcext:value-type="float">
            <text:p>11171</text:p>
          </table:table-cell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oductTyp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roductTyp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ри сло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ва сло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Детска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упер мягка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Один слой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erialType" table:style-name="ta1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<text:s/>Тип материала</text:p>
          </table:table-cell>
          <table:table-cell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Пресс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Рулон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Гранулы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Нарезка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erial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ce13"/>
        <table:table-column table:style-name="co23" table:default-cell-style-name="Default"/>
        <table:table-column table:style-name="co24" table:default-cell-style-name="Default"/>
        <table:table-column table:style-name="co10" table:number-columns-repeated="1014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Наименование материала</text:p>
          </table:table-cell>
          <table:table-cell table:style-name="ce11" office:value-type="string" calcext:value-type="string">
            <text:p><text:s/>Количество в упаковке</text:p>
          </table:table-cell>
          <table:table-cell table:style-name="ce11" office:value-type="string" calcext:value-type="string">
            <text:p><text:s/>Единица измерения</text:p>
          </table:table-cell>
          <table:table-cell table:style-name="ce11" office:value-type="string" calcext:value-type="string">
            <text:p><text:s/>Количество на складе</text:p>
          </table:table-cell>
          <table:table-cell table:style-name="ce11" office:value-type="string" calcext:value-type="string">
            <text:p><text:s/>Минимальный возможный остаток</text:p>
          </table:table-cell>
          <table:table-cell table:style-name="ce11" office:value-type="string" calcext:value-type="string">
            <text:p>Описание</text:p>
          </table:table-cell>
          <table:table-cell table:style-name="ce12" office:value-type="string" calcext:value-type="string">
            <text:p><text:s/>Стоимость</text:p>
          </table:table-cell>
          <table:table-cell table:style-name="ce11" office:value-type="string" calcext:value-type="string">
            <text:p>Image</text:p>
          </table:table-cell>
          <table:table-cell table:style-name="ce11" office:value-type="string" calcext:value-type="string">
            <text:p><text:s/>Тип материала</text:p>
          </table:table-cell>
          <table:table-cell table:style-name="ce1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прессованный материал серый 0x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м</text:p>
          </table:table-cell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3128" calcext:value-type="float">
            <text:p>331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улон бумаги зеленый 1x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634" calcext:value-type="float">
            <text:p>63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6841" calcext:value-type="float">
            <text:p>2684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прессованный материал розовый 2x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636" calcext:value-type="float">
            <text:p>63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606" calcext:value-type="float">
            <text:p>526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Гранулы для бумаги розовый 2x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л</text:p>
          </table:table-cell>
          <table:table-cell office:value-type="float" office:value="661" calcext:value-type="float">
            <text:p>6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608" calcext:value-type="float">
            <text:p>1060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прессованный материал белый 1x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кг</text:p>
          </table:table-cell>
          <table:table-cell office:value-type="float" office:value="843" calcext:value-type="float">
            <text:p>84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3440" calcext:value-type="float">
            <text:p>434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Рулон бумаги белый 1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м</text:p>
          </table:table-cell>
          <table:table-cell office:value-type="float" office:value="501" calcext:value-type="float">
            <text:p>50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833" calcext:value-type="float">
            <text:p>1583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ереработка бумаги синий 0x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м</text:p>
          </table:table-cell>
          <table:table-cell office:value-type="float" office:value="958" calcext:value-type="float">
            <text:p>95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180" calcext:value-type="float">
            <text:p>141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Рулон бумаги цветной 2x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386" calcext:value-type="float">
            <text:p>38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5544" calcext:value-type="float">
            <text:p>3554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Рулон бумаги зеленый 2x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кг</text:p>
          </table:table-cell>
          <table:table-cell office:value-type="float" office:value="593" calcext:value-type="float">
            <text:p>5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5016" calcext:value-type="float">
            <text:p>550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Рулон бумаги белый 3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кг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3759" calcext:value-type="float">
            <text:p>5375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Переработка бумаги серый 3x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м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9391" calcext:value-type="float">
            <text:p>4939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Гранулы для бумаги синий 1x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л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624" calcext:value-type="float">
            <text:p>256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Рулон бумаги серый 3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596" calcext:value-type="float">
            <text:p>59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247" calcext:value-type="float">
            <text:p>5024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прессованный материал цветной 1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772" calcext:value-type="float">
            <text:p>7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1672" calcext:value-type="float">
            <text:p>516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Рулон бумаги синий 2x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кг</text:p>
          </table:table-cell>
          <table:table-cell office:value-type="float" office:value="363" calcext:value-type="float">
            <text:p>36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8450" calcext:value-type="float">
            <text:p>384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Гранулы для бумаги розовый 0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л</text:p>
          </table:table-cell>
          <table:table-cell office:value-type="float" office:value="379" calcext:value-type="float">
            <text:p>37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868" calcext:value-type="float">
            <text:p>386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ереработка бумаги цветной 1x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кг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7930" calcext:value-type="float">
            <text:p>379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Гранулы для бумаги цветной 0x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л</text:p>
          </table:table-cell>
          <table:table-cell office:value-type="float" office:value="759" calcext:value-type="float">
            <text:p>75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16" calcext:value-type="float">
            <text:p>92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Рулон бумаги цветной 1x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м</text:p>
          </table:table-cell>
          <table:table-cell office:value-type="float" office:value="246" calcext:value-type="float">
            <text:p>24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16" calcext:value-type="float">
            <text:p>50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Переработка бумаги серый 1x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516" calcext:value-type="float">
            <text:p>51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5981" calcext:value-type="float">
            <text:p>359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Спрессованный материал синий 0x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кг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555" calcext:value-type="float">
            <text:p>65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Переработка бумаги синий 1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м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873" calcext:value-type="float">
            <text:p>4787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Спрессованный материал цветной 1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м</text:p>
          </table:table-cell>
          <table:table-cell office:value-type="float" office:value="429" calcext:value-type="float">
            <text:p>42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5802" calcext:value-type="float">
            <text:p>158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Рулон бумаги розовый 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м</text:p>
          </table:table-cell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163" calcext:value-type="float">
            <text:p>3616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Рулон бумаги белый 3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кг</text:p>
          </table:table-cell>
          <table:table-cell office:value-type="float" office:value="201" calcext:value-type="float">
            <text:p>20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1261" calcext:value-type="float">
            <text:p>5126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Рулон бумаги цветной 2x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кг</text:p>
          </table:table-cell>
          <table:table-cell office:value-type="float" office:value="534" calcext:value-type="float">
            <text:p>53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0776" calcext:value-type="float">
            <text:p>507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Спрессованный материал розовый 2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552" calcext:value-type="float">
            <text:p>5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57" calcext:value-type="float">
            <text:p>46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Рулон бумаги розовый 3x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м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1776" calcext:value-type="float">
            <text:p>517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Переработка бумаги синий 0x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м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7937" calcext:value-type="float">
            <text:p>4793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Спрессованный материал розовый 1x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м</text:p>
          </table:table-cell>
          <table:table-cell office:value-type="float" office:value="509" calcext:value-type="float">
            <text:p>50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604" calcext:value-type="float">
            <text:p>106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Рулон бумаги цветной 1x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кг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724" calcext:value-type="float">
            <text:p>227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Рулон бумаги синий 3x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м</text:p>
          </table:table-cell>
          <table:table-cell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561" calcext:value-type="float">
            <text:p>2556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Рулон бумаги зеленый 2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м</text:p>
          </table:table-cell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5388" calcext:value-type="float">
            <text:p>4538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Гранулы для бумаги розовый 0x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кг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227" calcext:value-type="float">
            <text:p>172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Переработка бумаги цветной 0x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м</text:p>
          </table:table-cell>
          <table:table-cell office:value-type="float" office:value="508" calcext:value-type="float">
            <text:p>50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1147" calcext:value-type="float">
            <text:p>5114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Переработка бумаги серый 0x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248" calcext:value-type="float">
            <text:p>1024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Гранулы для бумаги цветной 0x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кг</text:p>
          </table:table-cell>
          <table:table-cell office:value-type="float" office:value="962" calcext:value-type="float">
            <text:p>96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5922" calcext:value-type="float">
            <text:p>359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Рулон бумаги зеленый 3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861" calcext:value-type="float">
            <text:p>86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7283" calcext:value-type="float">
            <text:p>3728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Рулон бумаги белый 0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м</text:p>
          </table:table-cell>
          <table:table-cell office:value-type="float" office:value="933" calcext:value-type="float">
            <text:p>9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253" calcext:value-type="float">
            <text:p>725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Рулон бумаги синий 3x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720" calcext:value-type="float">
            <text:p>7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4675" calcext:value-type="float">
            <text:p>4467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Спрессованный материал белый 3x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00" calcext:value-type="float">
            <text:p>176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Рулон бумаги белый 1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кг</text:p>
          </table:table-cell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770" calcext:value-type="float">
            <text:p>3277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Переработка бумаги белый 3x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м</text:p>
          </table:table-cell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500" calcext:value-type="float">
            <text:p>395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Гранулы для бумаги синий 1x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л</text:p>
          </table:table-cell>
          <table:table-cell office:value-type="float" office:value="841" calcext:value-type="float">
            <text:p>84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8700" calcext:value-type="float">
            <text:p>387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Спрессованный материал синий 3x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м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809" calcext:value-type="float">
            <text:p>388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Спрессованный материал цветной 0x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м</text:p>
          </table:table-cell>
          <table:table-cell office:value-type="float" office:value="754" calcext:value-type="float">
            <text:p>75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611" calcext:value-type="float">
            <text:p>46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Переработка бумаги цветной 0x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833" calcext:value-type="float">
            <text:p>8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3875" calcext:value-type="float">
            <text:p>538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Спрессованный материал цветной 1x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856" calcext:value-type="float">
            <text:p>85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817" calcext:value-type="float">
            <text:p>128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Переработка бумаги синий 0x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кг</text:p>
          </table:table-cell>
          <table:table-cell office:value-type="float" office:value="709" calcext:value-type="float">
            <text:p>70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3157" calcext:value-type="float">
            <text:p>2315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Переработка бумаги белый 2x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м</text:p>
          </table:table-cell>
          <table:table-cell office:value-type="float" office:value="794" calcext:value-type="float">
            <text:p>79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637" calcext:value-type="float">
            <text:p>2163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Material" table:style-name="ta1">
        <table:table-column table:style-name="co25" table:number-columns-repeated="2" table:default-cell-style-name="Default"/>
        <table:table-column table:style-name="co26" table:default-cell-style-name="ce15"/>
        <table:table-column table:style-name="co10" table:number-columns-repeated="1021" table:default-cell-style-name="Default"/>
        <table:table-row table:style-name="ro2">
          <table:table-cell table:style-name="ce11" office:value-type="string" calcext:value-type="string">
            <text:p>ProductId</text:p>
          </table:table-cell>
          <table:table-cell table:style-name="ce11" office:value-type="string" calcext:value-type="string">
            <text:p>MaterialId</text:p>
          </table:table-cell>
          <table:table-cell table:style-name="ce14" office:value-type="string" calcext:value-type="string">
            <text:p>Необходимое количество материала</text:p>
          </table:table-cell>
          <table:table-cell table:style-name="ce11"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.00.0000</text:date>, <text:time style:data-style-name="N2" text:time-value="15:58:49.533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3T16:33:57.780000000</dc:date>
    <meta:editing-duration>PT58M37S</meta:editing-duration>
    <meta:editing-cycles>5</meta:editing-cycles>
    <meta:generator>LibreOffice/7.2.2.2$Windows_X86_64 LibreOffice_project/02b2acce88a210515b4a5bb2e46cbfb63fe97d56</meta:generator>
    <meta:document-statistic meta:table-count="5" meta:cell-count="1479" meta:object-count="0"/>
  </office:meta>
</office:document-meta>
</file>